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ndale Mono" officeooo:rsid="00129976" officeooo:paragraph-rsid="00129976"/>
    </style:style>
    <style:style style:name="P2" style:family="paragraph" style:parent-style-name="Standard">
      <style:text-properties style:font-name="Andale Mono" officeooo:rsid="0013e5bb" officeooo:paragraph-rsid="0013e5bb"/>
    </style:style>
    <style:style style:name="T1" style:family="text">
      <style:text-properties officeooo:rsid="0013e5b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LENTÍSSIMO SENHOR DOUTOR JUIZ DA COMARCA DE POMPÉIA- SP</text:p>
      <text:p text:style-name="P1"/>
      <text:p text:style-name="P1"/>
      <text:p text:style-name="P1"><text:tab/>Por meio desta, venho requerer autorização judicial para analisar o banco de dados do servidor da prefeitura de Pompéia, para averiguar possíveis fraudes no sistema tarifário/tributário desta comarca. Esta autorização é importante para de fato transparecer a boa conduta administrativa que nosso Ilustríssimo Prefeito tem utilizado para conduzir nosso município. <text:s/></text:p>
      <text:p text:style-name="P1"><text:tab/></text:p>
      <text:p text:style-name="P1"><text:tab/>Dos Fatos:</text:p>
      <text:p text:style-name="P1"/>
      <text:p text:style-name="P1"><text:tab/>A atual administração municipal tem sido alvo de criticas de cunho criminoso <text:span text:style-name="T1">com </text:span>relação a desvios de dinheiro público <text:span text:style-name="T1">e improbidade administrativa que vem “manchando” a forma de conduzir os gatos públicos pela administração atual.</text:span></text:p>
      <text:p text:style-name="P1"><text:tab/><text:span text:style-name="T1">A população Pompéiana tem necessidade de transparência e por esse motivo é interessante que todos conheçam de fato o que tem sido gastos de forma correta ou improba.</text:span></text:p>
      <text:p text:style-name="P1"/>
      <text:p text:style-name="P2"><text:tab/>Nestes termos, pede deferimento.</text:p>
      <text:p text:style-name="P2"/>
      <text:p text:style-name="P2"/>
      <text:p text:style-name="P2">Att. Diego Antunes Da Cos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47:27.089591528</meta:creation-date>
    <meta:editing-duration>PT12M17S</meta:editing-duration>
    <meta:editing-cycles>2</meta:editing-cycles>
    <meta:generator>LibreOffice/6.0.7.3$Linux_X86_64 LibreOffice_project/00m0$Build-3</meta:generator>
    <dc:date>2019-10-10T12:48:51.044038025</dc:date>
    <meta:document-statistic meta:table-count="0" meta:image-count="0" meta:object-count="0" meta:page-count="1" meta:paragraph-count="8" meta:word-count="133" meta:character-count="895" meta:non-whitespace-character-count="760"/>
  </office:meta>
</office:document-meta>
</file>